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jpeg" manifest:media-type="image/jpeg"/>
  <manifest:file-entry manifest:full-path="media/image37.jpeg" manifest:media-type="image/jpeg"/>
  <manifest:file-entry manifest:full-path="media/image3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2" style:parent-style-name="Graphics">
      <style:graphic-properties draw:fill="none" fo:clip="rect(0in, 2.13133in, 0in, 0in)" draw:stroke="non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fo:clip="rect(0in, 1.20387in, 0in, 0.92733in)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 style:parent-style-name="Graphics">
      <style:graphic-properties draw:fill="none" draw:stroke="non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7" style:parent-style-name="Graphics">
      <style:graphic-properties draw:fill="none" fo:clip="rect(0in, 0.6076in, 0in, 1.52373in)" draw:stroke="non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draw:stroke="non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8" style:parent-style-name="Graphics">
      <style:graphic-properties draw:fill="none" fo:clip="rect(0in, 0.54427in, 0in, 1.58693in)" draw:stroke="non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10" style:parent-style-name="Graphics">
      <style:graphic-properties draw:fill="none" draw:stroke="non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fo:clip="rect(0in, 1.914in, 0.00006in, 0.21947in)" draw:stroke="none"/>
    </style:style>
    <style:style style:family="text" style:name="a3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70%" draw:stroke="none" draw:auto-grow-width="false" draw:auto-grow-height="false" style:protect="position siz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2778in" svg:stroke-color="#262626" svg:stroke-opacity="100%" draw:stroke-linejoin="bevel" svg:stroke-linecap="square" style:protect="position siz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0" style:parent-style-name="Graphics">
      <style:graphic-properties draw:fill="none" draw:stroke="non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draw:stroke="non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5" style:parent-style-name="Graphics">
      <style:graphic-properties draw:fill="none" fo:clip="rect(0in, 1.0932in, 0in, 1.03813in)" draw:stroke="none"/>
    </style:style>
    <style:style style:family="graphic" style:name="a453" style:parent-style-name="Graphics">
      <style:graphic-properties draw:fill="none" draw:stroke="non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 style:parent-style-name="Graphics">
      <style:graphic-properties draw:fill="none" draw:stroke="non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9" style:parent-style-name="Graphics">
      <style:graphic-properties draw:fill="none" draw:stroke="non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3" style:parent-style-name="Graphics">
      <style:graphic-properties draw:fill="none" fo:clip="rect(0in, 0.72533in, 0in, 1.40587in)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.41587in, 0in, 1.71547in)" draw:stroke="non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0" style:parent-style-name="Graphics">
      <style:graphic-properties draw:fill="none" fo:clip="rect(0in, 0.88147in, 0in, 1.24987in)" draw:stroke="non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draw:stroke="non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 style:parent-style-name="Graphics">
      <style:graphic-properties draw:fill="none" draw:stroke="non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draw:stroke="non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.85267in, 0in, 1.27853in)" draw:stroke="non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graphic" style:name="a424" style:parent-style-name="Graphics">
      <style:graphic-properties draw:fill="none" draw:stroke="non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77" style:parent-style-name="Graphics">
      <style:graphic-properties draw:fill="none" fo:clip="rect(0in, 1.5468in, 0in, 0.5844in)" draw:stroke="none"/>
    </style:style>
    <style:style style:family="graphic" style:name="a429" style:parent-style-name="Graphics">
      <style:graphic-properties draw:fill="none" fo:clip="rect(0in, 1.38133in, 0in, 0.74987in)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1" style:parent-style-name="Graphics">
      <style:graphic-properties draw:fill="none" draw:stroke="non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 style:parent-style-name="Graphics">
      <style:graphic-properties draw:fill="none" draw:stroke="non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2" style:parent-style-name="Graphics">
      <style:graphic-properties draw:fill="none" fo:clip="rect(0in, 1.46533in, 0in, 0.66587in)" draw:stroke="none"/>
    </style:style>
    <style:style style:family="graphic" style:name="a435" style:parent-style-name="Graphics">
      <style:graphic-properties draw:fill="none" draw:stroke="non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6" style:parent-style-name="Graphics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2" style:parent-style-name="Graphics">
      <style:graphic-properties draw:fill="none" draw:stroke="non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4" style:parent-style-name="Graphics">
      <style:graphic-properties draw:fill="none" draw:stroke="non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6" style:parent-style-name="Graphics">
      <style:graphic-properties draw:fill="none" draw:stroke="non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draw:stroke="non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draw:style-name="a382" draw:name="Pictur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8.18966in" svg:y="2.49083in" svg:width="5.14368in" svg:height="5.00917in" draw:id="id64" draw:style-name="a385" draw:name="Freeform 5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1333 1298" draw:enhanced-path="M 1333 1031 C 1333 380 1333 380 1333 380 1215 154 979 0 706 0 317 0 0 316 0 706 0 954 129 1172 323 1298 1090 1298 1090 1298 1090 1298 1193 1232 1276 1140 1333 1031 Z N" draw:text-areas="?f28 ?f30 ?f29 ?f31" draw:glue-points="?f18 ?f19 ?f18 ?f20 ?f21 ?f22 ?f23 ?f24 ?f25 ?f26 ?f27 ?f26 ?f18 ?f19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3"/>
            <draw:equation draw:name="f7" draw:formula="?f4 / 1298"/>
            <draw:equation draw:name="f8" draw:formula="1333 * ?f5 / 1333"/>
            <draw:equation draw:name="f9" draw:formula="1031 * ?f4 / 1298"/>
            <draw:equation draw:name="f10" draw:formula="380 * ?f4 / 1298"/>
            <draw:equation draw:name="f11" draw:formula="706 * ?f5 / 1333"/>
            <draw:equation draw:name="f12" draw:formula="0 * ?f4 / 1298"/>
            <draw:equation draw:name="f13" draw:formula="0 * ?f5 / 1333"/>
            <draw:equation draw:name="f14" draw:formula="706 * ?f4 / 1298"/>
            <draw:equation draw:name="f15" draw:formula="323 * ?f5 / 1333"/>
            <draw:equation draw:name="f16" draw:formula="1298 * ?f4 / 1298"/>
            <draw:equation draw:name="f17" draw:formula="1090 * ?f5 / 1333"/>
            <draw:equation draw:name="f18" draw:formula="?f8 / ?f6"/>
            <draw:equation draw:name="f19" draw:formula="?f9 / ?f7"/>
            <draw:equation draw:name="f20" draw:formula="?f10 / ?f7"/>
            <draw:equation draw:name="f21" draw:formula="?f11 / ?f6"/>
            <draw:equation draw:name="f22" draw:formula="?f12 / ?f7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6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frame draw:id="id65" presentation:style-name="a386" draw:name="Title 1" svg:x="16.99626in" svg:y="3.6131in" svg:width="4.21264in" svg:height="2.00575in" presentation:class="title" presentation:placeholder="true">
          <draw:text-box/>
          <svg:title/>
          <svg:desc/>
        </draw:frame>
        <draw:frame draw:id="id66" presentation:style-name="a387" draw:name="Subtitle 2" svg:x="13.68445in" svg:y="5.73346in" svg:width="4.73563in" svg:height="0.74725in" presentation:class="subtitle" presentation:placeholder="true">
          <draw:text-box/>
          <svg:title/>
          <svg:desc/>
        </draw:frame>
        <draw:connector draw:type="line" svg:x1="10.36782in" svg:y1="5.60345in" svg:x2="11.3908in" svg:y2="5.60345in" draw:id="id67" draw:style-name="a388" draw:name="Straight Connector 10">
          <svg:title/>
          <svg:desc/>
        </draw:connector>
      </draw:page>
      <draw:page draw:name="Slide2" draw:style-name="a389" draw:master-page-name="Master1-Layout7-blank-Blank" presentation:presentation-page-layout-name="Master1-PPL7" draw:id="Slide-257">
        <draw:custom-shape svg:x="0.00167in" svg:y="0in" svg:width="13.33in" svg:height="7.5in" draw:id="id68" draw:style-name="a392" draw:name="Rectangle 6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93" draw:name="Picture 2" svg:x="0.00002in" svg:y="0.0014in" svg:width="13.33331in" svg:height="7.4986in" style:rel-width="scale" style:rel-height="scale">
          <draw:image xlink:href="media/image2.jpeg" xlink:type="simple" xlink:show="embed" xlink:actuate="onLoad"/>
          <svg:title/>
          <svg:desc>Diagram

Description automatically generated</svg:desc>
        </draw:frame>
      </draw:page>
      <draw:page draw:name="Slide3" draw:style-name="a394" draw:master-page-name="Master1-Layout7-blank-Blank" presentation:presentation-page-layout-name="Master1-PPL7" draw:id="Slide-258">
        <draw:custom-shape svg:x="0.00167in" svg:y="0in" svg:width="13.33in" svg:height="7.5in" draw:id="id70" draw:style-name="a397" draw:name="Rectangle 6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398" draw:name="Picture 2" svg:x="0.00002in" svg:y="0.0014in" svg:width="13.33331in" svg:height="7.4986in" style:rel-width="scale" style:rel-height="scale">
          <draw:image xlink:href="media/image3.jpeg" xlink:type="simple" xlink:show="embed" xlink:actuate="onLoad"/>
          <svg:title/>
          <svg:desc>Diagram

Description automatically generated</svg:desc>
        </draw:frame>
      </draw:page>
      <draw:page draw:name="Slide4" draw:style-name="a399" draw:master-page-name="Master1-Layout7-blank-Blank" presentation:presentation-page-layout-name="Master1-PPL7" draw:id="Slide-259">
        <draw:frame draw:id="id72" draw:style-name="a400" draw:name="Picture 2" svg:x="0.7037in" svg:y="0.9325in" svg:width="11.92593in" svg:height="5.635in" style:rel-width="scale" style:rel-height="scale">
          <draw:image xlink:href="media/image4.jpeg" xlink:type="simple" xlink:show="embed" xlink:actuate="onLoad"/>
          <svg:title/>
          <svg:desc>Diagram, application

Description automatically generated</svg:desc>
        </draw:frame>
      </draw:page>
      <draw:page draw:name="Slide5" draw:style-name="a401" draw:master-page-name="Master1-Layout7-blank-Blank" presentation:presentation-page-layout-name="Master1-PPL7" draw:id="Slide-260">
        <draw:custom-shape svg:x="0.00167in" svg:y="0in" svg:width="13.33in" svg:height="7.5in" draw:id="id73" draw:style-name="a404" draw:name="Rectangle 6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05" draw:name="Picture 2" svg:x="0.00002in" svg:y="0.0014in" svg:width="13.33331in" svg:height="7.4986in" style:rel-width="scale" style:rel-height="scale">
          <draw:image xlink:href="media/image5.jpeg" xlink:type="simple" xlink:show="embed" xlink:actuate="onLoad"/>
          <svg:title/>
          <svg:desc>Graphical user interface, application

Description automatically generated</svg:desc>
        </draw:frame>
      </draw:page>
      <draw:page draw:name="Slide6" draw:style-name="a406" draw:master-page-name="Master1-Layout7-blank-Blank" presentation:presentation-page-layout-name="Master1-PPL7" draw:id="Slide-261">
        <draw:custom-shape svg:x="0.00167in" svg:y="0in" svg:width="13.33in" svg:height="7.5in" draw:id="id75" draw:style-name="a409" draw:name="Rectangle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10" draw:name="Picture 2" svg:x="0.00002in" svg:y="0.0014in" svg:width="13.33331in" svg:height="7.4986in" style:rel-width="scale" style:rel-height="scale">
          <draw:image xlink:href="media/image6.jpeg" xlink:type="simple" xlink:show="embed" xlink:actuate="onLoad"/>
          <svg:title/>
          <svg:desc>Graphical user interface, application, Teams

Description automatically generated</svg:desc>
        </draw:frame>
      </draw:page>
      <draw:page draw:name="Slide7" draw:style-name="a411" draw:master-page-name="Master1-Layout7-blank-Blank" presentation:presentation-page-layout-name="Master1-PPL7" draw:id="Slide-262">
        <draw:frame draw:id="id77" draw:style-name="a412" draw:name="Picture 2" svg:x="0.7037in" svg:y="0.9325in" svg:width="11.92593in" svg:height="5.635in" style:rel-width="scale" style:rel-height="scale">
          <draw:image xlink:href="media/image7.jpeg" xlink:type="simple" xlink:show="embed" xlink:actuate="onLoad"/>
          <svg:title/>
          <svg:desc>Diagram

Description automatically generated</svg:desc>
        </draw:frame>
      </draw:page>
      <draw:page draw:name="Slide8" draw:style-name="a413" draw:master-page-name="Master1-Layout7-blank-Blank" presentation:presentation-page-layout-name="Master1-PPL7" draw:id="Slide-263">
        <draw:custom-shape svg:x="0in" svg:y="0in" svg:width="13.33333in" svg:height="7.5in" draw:id="id78" draw:style-name="a416" draw:name="Rectangle 7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5in" svg:y="2.81469in" svg:width="3.55982in" svg:height="0.02in" draw:id="id79" draw:style-name="a419" draw:name="sketch line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23" draw:name="TextBox 2" svg:x="0.69in" svg:y="3.07in" svg:width="3.75in" svg:height="3.73in">
          <draw:text-box>
            <text:list text:style-name="a422">
              <text:list-item>
                <text:p text:style-name="a421" text:class-names="" text:cond-style-name=""><text:span text:style-name="a420" text:class-names="">Click to add text</text:span></text:p>
              </text:list-item>
            </text:list>
          </draw:text-box>
          <svg:title/>
          <svg:desc/>
        </draw:frame>
        <draw:frame draw:id="id81" draw:style-name="a424" draw:name="Picture 2" svg:x="5.09in" svg:y="1.96631in" svg:width="7.55in" svg:height="3.56737in" style:rel-width="scale" style:rel-height="scale">
          <draw:image xlink:href="media/image8.jpeg" xlink:type="simple" xlink:show="embed" xlink:actuate="onLoad"/>
          <svg:title/>
          <svg:desc>Graphical user interface, application

Description automatically generated</svg:desc>
        </draw:frame>
      </draw:page>
      <draw:page draw:name="Slide9" draw:style-name="a425" draw:master-page-name="Master1-Layout7-blank-Blank" presentation:presentation-page-layout-name="Master1-PPL7" draw:id="Slide-264">
        <draw:custom-shape svg:x="0.00167in" svg:y="0in" svg:width="13.33in" svg:height="7.5in" draw:id="id82" draw:style-name="a428" draw:name="Rectangle 6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29" draw:name="Picture 2" svg:x="0.00002in" svg:y="0.0014in" svg:width="13.33331in" svg:height="7.4986in" style:rel-width="scale" style:rel-height="scale">
          <draw:image xlink:href="media/image9.jpeg" xlink:type="simple" xlink:show="embed" xlink:actuate="onLoad"/>
          <svg:title/>
          <svg:desc>Graphical user interface, application, Teams

Description automatically generated</svg:desc>
        </draw:frame>
      </draw:page>
      <draw:page draw:name="Slide10" draw:style-name="a430" draw:master-page-name="Master1-Layout7-blank-Blank" presentation:presentation-page-layout-name="Master1-PPL7" draw:id="Slide-265">
        <draw:frame draw:id="id84" draw:style-name="a431" draw:name="Picture 2" svg:x="0.7037in" svg:y="0.9325in" svg:width="11.92593in" svg:height="5.635in" style:rel-width="scale" style:rel-height="scale">
          <draw:image xlink:href="media/image10.jpeg" xlink:type="simple" xlink:show="embed" xlink:actuate="onLoad"/>
          <svg:title/>
          <svg:desc>Diagram

Description automatically generated</svg:desc>
        </draw:frame>
      </draw:page>
      <draw:page draw:name="Slide11" draw:style-name="a432" draw:master-page-name="Master1-Layout7-blank-Blank" presentation:presentation-page-layout-name="Master1-PPL7" draw:id="Slide-266">
        <draw:frame draw:id="id85" draw:style-name="a433" draw:name="Picture 2" svg:x="0.7037in" svg:y="0.9325in" svg:width="11.92593in" svg:height="5.635in" style:rel-width="scale" style:rel-height="scale">
          <draw:image xlink:href="media/image11.jpeg" xlink:type="simple" xlink:show="embed" xlink:actuate="onLoad"/>
          <svg:title/>
          <svg:desc>Graphical user interface, application

Description automatically generated</svg:desc>
        </draw:frame>
      </draw:page>
      <draw:page draw:name="Slide12" draw:style-name="a434" draw:master-page-name="Master1-Layout7-blank-Blank" presentation:presentation-page-layout-name="Master1-PPL7" draw:id="Slide-267">
        <draw:frame draw:id="id86" draw:style-name="a435" draw:name="Picture 2" svg:x="0.7037in" svg:y="0.9325in" svg:width="11.92593in" svg:height="5.635in" style:rel-width="scale" style:rel-height="scale">
          <draw:image xlink:href="media/image12.jpeg" xlink:type="simple" xlink:show="embed" xlink:actuate="onLoad"/>
          <svg:title/>
          <svg:desc>Graphical user interface, application

Description automatically generated</svg:desc>
        </draw:frame>
      </draw:page>
      <draw:page draw:name="Slide13" draw:style-name="a436" draw:master-page-name="Master1-Layout7-blank-Blank" presentation:presentation-page-layout-name="Master1-PPL7" draw:id="Slide-268">
        <draw:frame draw:id="id87" draw:style-name="a437" draw:name="Picture 2" svg:x="0.7037in" svg:y="0.9325in" svg:width="11.92593in" svg:height="5.635in" style:rel-width="scale" style:rel-height="scale">
          <draw:image xlink:href="media/image13.jpeg" xlink:type="simple" xlink:show="embed" xlink:actuate="onLoad"/>
          <svg:title/>
          <svg:desc>Graphical user interface, application

Description automatically generated</svg:desc>
        </draw:frame>
      </draw:page>
      <draw:page draw:name="Slide14" draw:style-name="a438" draw:master-page-name="Master1-Layout7-blank-Blank" presentation:presentation-page-layout-name="Master1-PPL7" draw:id="Slide-269">
        <draw:custom-shape svg:x="0.00167in" svg:y="0in" svg:width="13.33in" svg:height="7.5in" draw:id="id88" draw:style-name="a441" draw:name="Rectangle 6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42" draw:name="Picture 2" svg:x="0.00002in" svg:y="0.0014in" svg:width="13.33331in" svg:height="7.4986in" style:rel-width="scale" style:rel-height="scale">
          <draw:image xlink:href="media/image14.jpeg" xlink:type="simple" xlink:show="embed" xlink:actuate="onLoad"/>
          <svg:title/>
          <svg:desc>Diagram

Description automatically generated</svg:desc>
        </draw:frame>
      </draw:page>
      <draw:page draw:name="Slide15" draw:style-name="a443" draw:master-page-name="Master1-Layout7-blank-Blank" presentation:presentation-page-layout-name="Master1-PPL7" draw:id="Slide-270">
        <draw:custom-shape svg:x="0.00167in" svg:y="0in" svg:width="13.33in" svg:height="7.5in" draw:id="id90" draw:style-name="a446" draw:name="Rectangle 6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47" draw:name="Picture 2" svg:x="0.00002in" svg:y="0.0014in" svg:width="13.33331in" svg:height="7.4986in" style:rel-width="scale" style:rel-height="scale">
          <draw:image xlink:href="media/image15.jpeg" xlink:type="simple" xlink:show="embed" xlink:actuate="onLoad"/>
          <svg:title/>
          <svg:desc>Graphical user interface, website

Description automatically generated</svg:desc>
        </draw:frame>
      </draw:page>
      <draw:page draw:name="Slide16" draw:style-name="a448" draw:master-page-name="Master1-Layout7-blank-Blank" presentation:presentation-page-layout-name="Master1-PPL7" draw:id="Slide-271">
        <draw:frame draw:id="id92" draw:style-name="a449" draw:name="Picture 2" svg:x="0.7037in" svg:y="0.9325in" svg:width="11.92593in" svg:height="5.635in" style:rel-width="scale" style:rel-height="scale">
          <draw:image xlink:href="media/image16.jpeg" xlink:type="simple" xlink:show="embed" xlink:actuate="onLoad"/>
          <svg:title/>
          <svg:desc>Diagram

Description automatically generated</svg:desc>
        </draw:frame>
      </draw:page>
      <draw:page draw:name="Slide17" draw:style-name="a450" draw:master-page-name="Master1-Layout7-blank-Blank" presentation:presentation-page-layout-name="Master1-PPL7" draw:id="Slide-272">
        <draw:frame draw:id="id93" draw:style-name="a451" draw:name="Picture 2" svg:x="0.7037in" svg:y="0.9325in" svg:width="11.92593in" svg:height="5.635in" style:rel-width="scale" style:rel-height="scale">
          <draw:image xlink:href="media/image17.jpeg" xlink:type="simple" xlink:show="embed" xlink:actuate="onLoad"/>
          <svg:title/>
          <svg:desc>Graphical user interface, application

Description automatically generated</svg:desc>
        </draw:frame>
      </draw:page>
      <draw:page draw:name="Slide18" draw:style-name="a452" draw:master-page-name="Master1-Layout7-blank-Blank" presentation:presentation-page-layout-name="Master1-PPL7" draw:id="Slide-273">
        <draw:frame draw:id="id94" draw:style-name="a453" draw:name="Picture 2" svg:x="0.7037in" svg:y="0.9325in" svg:width="11.92593in" svg:height="5.635in" style:rel-width="scale" style:rel-height="scale">
          <draw:image xlink:href="media/image18.jpeg" xlink:type="simple" xlink:show="embed" xlink:actuate="onLoad"/>
          <svg:title/>
          <svg:desc>Graphical user interface, application, Word

Description automatically generated</svg:desc>
        </draw:frame>
      </draw:page>
      <draw:page draw:name="Slide19" draw:style-name="a454" draw:master-page-name="Master1-Layout7-blank-Blank" presentation:presentation-page-layout-name="Master1-PPL7" draw:id="Slide-274">
        <draw:frame draw:id="id95" draw:style-name="a455" draw:name="Picture 2" svg:x="0.7037in" svg:y="0.9325in" svg:width="11.92593in" svg:height="5.635in" style:rel-width="scale" style:rel-height="scale">
          <draw:image xlink:href="media/image19.jpeg" xlink:type="simple" xlink:show="embed" xlink:actuate="onLoad"/>
          <svg:title/>
          <svg:desc>Diagram

Description automatically generated</svg:desc>
        </draw:frame>
      </draw:page>
      <draw:page draw:name="Slide20" draw:style-name="a456" draw:master-page-name="Master1-Layout7-blank-Blank" presentation:presentation-page-layout-name="Master1-PPL7" draw:id="Slide-275">
        <draw:frame draw:id="id96" draw:style-name="a457" draw:name="Picture 3" svg:x="0.7037in" svg:y="0.9325in" svg:width="11.92593in" svg:height="5.635in" style:rel-width="scale" style:rel-height="scale">
          <draw:image xlink:href="media/image20.jpeg" xlink:type="simple" xlink:show="embed" xlink:actuate="onLoad"/>
          <svg:title/>
          <svg:desc>Graphical user interface, application

Description automatically generated</svg:desc>
        </draw:frame>
      </draw:page>
      <draw:page draw:name="Slide22" draw:style-name="a458" draw:master-page-name="Master1-Layout7-blank-Blank" presentation:presentation-page-layout-name="Master1-PPL7" draw:id="Slide-277">
        <draw:frame draw:id="id97" draw:style-name="a459" draw:name="Picture 2" svg:x="0.7037in" svg:y="0.9325in" svg:width="11.92593in" svg:height="5.635in" style:rel-width="scale" style:rel-height="scale">
          <draw:image xlink:href="media/image21.jpeg" xlink:type="simple" xlink:show="embed" xlink:actuate="onLoad"/>
          <svg:title/>
          <svg:desc>Diagram, whiteboard

Description automatically generated</svg:desc>
        </draw:frame>
      </draw:page>
      <draw:page draw:name="Slide23" draw:style-name="a460" draw:master-page-name="Master1-Layout7-blank-Blank" presentation:presentation-page-layout-name="Master1-PPL7" draw:id="Slide-278">
        <draw:frame draw:id="id98" draw:style-name="a461" draw:name="Picture 2" svg:x="0.7037in" svg:y="0.9325in" svg:width="11.92593in" svg:height="5.635in" style:rel-width="scale" style:rel-height="scale">
          <draw:image xlink:href="media/image22.jpeg" xlink:type="simple" xlink:show="embed" xlink:actuate="onLoad"/>
          <svg:title/>
          <svg:desc>Graphical user interface, application

Description automatically generated</svg:desc>
        </draw:frame>
      </draw:page>
      <draw:page draw:name="Slide24" draw:style-name="a462" draw:master-page-name="Master1-Layout7-blank-Blank" presentation:presentation-page-layout-name="Master1-PPL7" draw:id="Slide-279">
        <draw:frame draw:id="id99" draw:style-name="a463" draw:name="Picture 2" svg:x="0.7037in" svg:y="0.9325in" svg:width="11.92593in" svg:height="5.635in" style:rel-width="scale" style:rel-height="scale">
          <draw:image xlink:href="media/image23.jpeg" xlink:type="simple" xlink:show="embed" xlink:actuate="onLoad"/>
          <svg:title/>
          <svg:desc>Diagram, schematic

Description automatically generated</svg:desc>
        </draw:frame>
      </draw:page>
      <draw:page draw:name="Slide25" draw:style-name="a464" draw:master-page-name="Master1-Layout7-blank-Blank" presentation:presentation-page-layout-name="Master1-PPL7" draw:id="Slide-280">
        <draw:frame draw:id="id100" draw:style-name="a465" draw:name="Picture 2" svg:x="0.7037in" svg:y="0.9325in" svg:width="11.92593in" svg:height="5.635in" style:rel-width="scale" style:rel-height="scale">
          <draw:image xlink:href="media/image24.jpeg" xlink:type="simple" xlink:show="embed" xlink:actuate="onLoad"/>
          <svg:title/>
          <svg:desc/>
        </draw:frame>
      </draw:page>
      <draw:page draw:name="Slide26" draw:style-name="a466" draw:master-page-name="Master1-Layout7-blank-Blank" presentation:presentation-page-layout-name="Master1-PPL7" draw:id="Slide-281">
        <draw:custom-shape svg:x="0.00167in" svg:y="0in" svg:width="13.33in" svg:height="7.5in" draw:id="id101" draw:style-name="a469" draw:name="Rectangle 6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470" draw:name="Picture 2" svg:x="0.00002in" svg:y="0.0014in" svg:width="13.33331in" svg:height="7.4986in" style:rel-width="scale" style:rel-height="scale">
          <draw:image xlink:href="media/image25.jpeg" xlink:type="simple" xlink:show="embed" xlink:actuate="onLoad"/>
          <svg:title/>
          <svg:desc>Diagram

Description automatically generated</svg:desc>
        </draw:frame>
      </draw:page>
      <draw:page draw:name="Slide27" draw:style-name="a471" draw:master-page-name="Master1-Layout7-blank-Blank" presentation:presentation-page-layout-name="Master1-PPL7" draw:id="Slide-282">
        <draw:frame draw:id="id103" draw:style-name="a472" draw:name="Picture 2" svg:x="0.7037in" svg:y="0.9325in" svg:width="11.92593in" svg:height="5.635in" style:rel-width="scale" style:rel-height="scale">
          <draw:image xlink:href="media/image26.jpeg" xlink:type="simple" xlink:show="embed" xlink:actuate="onLoad"/>
          <svg:title/>
          <svg:desc>A picture containing graphical user interface

Description automatically generated</svg:desc>
        </draw:frame>
      </draw:page>
      <draw:page draw:name="Slide28" draw:style-name="a473" draw:master-page-name="Master1-Layout7-blank-Blank" presentation:presentation-page-layout-name="Master1-PPL7" draw:id="Slide-283">
        <draw:custom-shape svg:x="0.00167in" svg:y="0in" svg:width="13.33in" svg:height="7.5in" draw:id="id104" draw:style-name="a476" draw:name="Rectangle 6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477" draw:name="Picture 2" svg:x="0.00002in" svg:y="0.0014in" svg:width="13.33331in" svg:height="7.4986in" style:rel-width="scale" style:rel-height="scale">
          <draw:image xlink:href="media/image27.jpeg" xlink:type="simple" xlink:show="embed" xlink:actuate="onLoad"/>
          <svg:title/>
          <svg:desc/>
        </draw:frame>
      </draw:page>
      <draw:page draw:name="Slide29" draw:style-name="a478" draw:master-page-name="Master1-Layout7-blank-Blank" presentation:presentation-page-layout-name="Master1-PPL7" draw:id="Slide-284">
        <draw:custom-shape svg:x="0.00167in" svg:y="0in" svg:width="13.33in" svg:height="7.5in" draw:id="id106" draw:style-name="a481" draw:name="Rectangle 6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482" draw:name="Picture 2" svg:x="0.00002in" svg:y="0.0014in" svg:width="13.33331in" svg:height="7.4986in" style:rel-width="scale" style:rel-height="scale">
          <draw:image xlink:href="media/image28.jpeg" xlink:type="simple" xlink:show="embed" xlink:actuate="onLoad"/>
          <svg:title/>
          <svg:desc>Diagram

Description automatically generated</svg:desc>
        </draw:frame>
      </draw:page>
      <draw:page draw:name="Slide30" draw:style-name="a483" draw:master-page-name="Master1-Layout7-blank-Blank" presentation:presentation-page-layout-name="Master1-PPL7" draw:id="Slide-285">
        <draw:frame draw:id="id108" draw:style-name="a484" draw:name="Picture 2" svg:x="0.7037in" svg:y="0.9325in" svg:width="11.92593in" svg:height="5.635in" style:rel-width="scale" style:rel-height="scale">
          <draw:image xlink:href="media/image29.jpeg" xlink:type="simple" xlink:show="embed" xlink:actuate="onLoad"/>
          <svg:title/>
          <svg:desc>Application

Description automatically generated</svg:desc>
        </draw:frame>
      </draw:page>
      <draw:page draw:name="Slide31" draw:style-name="a485" draw:master-page-name="Master1-Layout7-blank-Blank" presentation:presentation-page-layout-name="Master1-PPL7" draw:id="Slide-286">
        <draw:frame draw:id="id109" draw:style-name="a486" draw:name="Picture 2" svg:x="0.7037in" svg:y="0.9325in" svg:width="11.92593in" svg:height="5.635in" style:rel-width="scale" style:rel-height="scale">
          <draw:image xlink:href="media/image30.jpeg" xlink:type="simple" xlink:show="embed" xlink:actuate="onLoad"/>
          <svg:title/>
          <svg:desc/>
        </draw:frame>
      </draw:page>
      <draw:page draw:name="Slide32" draw:style-name="a487" draw:master-page-name="Master1-Layout7-blank-Blank" presentation:presentation-page-layout-name="Master1-PPL7" draw:id="Slide-287">
        <draw:custom-shape svg:x="0.00167in" svg:y="0in" svg:width="13.33in" svg:height="7.5in" draw:id="id110" draw:style-name="a490" draw:name="Rectangle 6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491" draw:name="Picture 2" svg:x="0.00002in" svg:y="0.0014in" svg:width="13.33331in" svg:height="7.4986in" style:rel-width="scale" style:rel-height="scale">
          <draw:image xlink:href="media/image31.jpeg" xlink:type="simple" xlink:show="embed" xlink:actuate="onLoad"/>
          <svg:title/>
          <svg:desc>Diagram

Description automatically generated</svg:desc>
        </draw:frame>
      </draw:page>
      <draw:page draw:name="Slide33" draw:style-name="a492" draw:master-page-name="Master1-Layout7-blank-Blank" presentation:presentation-page-layout-name="Master1-PPL7" draw:id="Slide-288">
        <draw:frame draw:id="id112" draw:style-name="a493" draw:name="Picture 2" svg:x="0.7037in" svg:y="0.9325in" svg:width="11.92593in" svg:height="5.635in" style:rel-width="scale" style:rel-height="scale">
          <draw:image xlink:href="media/image32.jpeg" xlink:type="simple" xlink:show="embed" xlink:actuate="onLoad"/>
          <svg:title/>
          <svg:desc>A picture containing graphical user interface

Description automatically generated</svg:desc>
        </draw:frame>
      </draw:page>
      <draw:page draw:name="Slide34" draw:style-name="a494" draw:master-page-name="Master1-Layout7-blank-Blank" presentation:presentation-page-layout-name="Master1-PPL7" draw:id="Slide-289">
        <draw:custom-shape svg:x="0.00167in" svg:y="0in" svg:width="13.33in" svg:height="7.5in" draw:id="id113" draw:style-name="a497" draw:name="Rectangle 6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498" draw:name="Picture 2" svg:x="0.00002in" svg:y="0.0014in" svg:width="13.33331in" svg:height="7.4986in" style:rel-width="scale" style:rel-height="scale">
          <draw:image xlink:href="media/image33.jpeg" xlink:type="simple" xlink:show="embed" xlink:actuate="onLoad"/>
          <svg:title/>
          <svg:desc>Diagram

Description automatically generated</svg:desc>
        </draw:frame>
      </draw:page>
      <draw:page draw:name="Slide35" draw:style-name="a499" draw:master-page-name="Master1-Layout7-blank-Blank" presentation:presentation-page-layout-name="Master1-PPL7" draw:id="Slide-290">
        <draw:frame draw:id="id115" draw:style-name="a500" draw:name="Picture 2" svg:x="0.7037in" svg:y="0.9325in" svg:width="11.92593in" svg:height="5.635in" style:rel-width="scale" style:rel-height="scale">
          <draw:image xlink:href="media/image34.jpeg" xlink:type="simple" xlink:show="embed" xlink:actuate="onLoad"/>
          <svg:title/>
          <svg:desc>Graphical user interface, diagram

Description automatically generated</svg:desc>
        </draw:frame>
      </draw:page>
      <draw:page draw:name="Slide36" draw:style-name="a501" draw:master-page-name="Master1-Layout7-blank-Blank" presentation:presentation-page-layout-name="Master1-PPL7" draw:id="Slide-291">
        <draw:frame draw:id="id116" draw:style-name="a502" draw:name="Picture 2" svg:x="0.7037in" svg:y="0.9325in" svg:width="11.92593in" svg:height="5.635in" style:rel-width="scale" style:rel-height="scale">
          <draw:image xlink:href="media/image28.jpeg" xlink:type="simple" xlink:show="embed" xlink:actuate="onLoad"/>
          <svg:title/>
          <svg:desc>Diagram

Description automatically generated</svg:desc>
        </draw:frame>
      </draw:page>
      <draw:page draw:name="Slide37" draw:style-name="a503" draw:master-page-name="Master1-Layout7-blank-Blank" presentation:presentation-page-layout-name="Master1-PPL7" draw:id="Slide-292">
        <draw:frame draw:id="id117" draw:style-name="a504" draw:name="Picture 2" svg:x="0.7037in" svg:y="0.9325in" svg:width="11.92593in" svg:height="5.635in" style:rel-width="scale" style:rel-height="scale">
          <draw:image xlink:href="media/image35.jpeg" xlink:type="simple" xlink:show="embed" xlink:actuate="onLoad"/>
          <svg:title/>
          <svg:desc>Diagram

Description automatically generated</svg:desc>
        </draw:frame>
      </draw:page>
      <draw:page draw:name="Slide38" draw:style-name="a505" draw:master-page-name="Master1-Layout7-blank-Blank" presentation:presentation-page-layout-name="Master1-PPL7" draw:id="Slide-293">
        <draw:frame draw:id="id118" draw:style-name="a506" draw:name="Picture 2" svg:x="0.7037in" svg:y="0.9325in" svg:width="11.92593in" svg:height="5.635in" style:rel-width="scale" style:rel-height="scale">
          <draw:image xlink:href="media/image36.jpeg" xlink:type="simple" xlink:show="embed" xlink:actuate="onLoad"/>
          <svg:title/>
          <svg:desc>Diagram

Description automatically generated</svg:desc>
        </draw:frame>
      </draw:page>
      <draw:page draw:name="Slide39" draw:style-name="a507" draw:master-page-name="Master1-Layout7-blank-Blank" presentation:presentation-page-layout-name="Master1-PPL7" draw:id="Slide-294">
        <draw:frame draw:id="id119" draw:style-name="a508" draw:name="Picture 2" svg:x="0.7037in" svg:y="0.9325in" svg:width="11.92593in" svg:height="5.635in" style:rel-width="scale" style:rel-height="scale">
          <draw:image xlink:href="media/image37.jpeg" xlink:type="simple" xlink:show="embed" xlink:actuate="onLoad"/>
          <svg:title/>
          <svg:desc>Diagram

Description automatically generated</svg:desc>
        </draw:frame>
      </draw:page>
      <draw:page draw:name="Slide40" draw:style-name="a509" draw:master-page-name="Master1-Layout7-blank-Blank" presentation:presentation-page-layout-name="Master1-PPL7" draw:id="Slide-295">
        <draw:frame draw:id="id120" draw:style-name="a510" draw:name="Picture 2" svg:x="0.7037in" svg:y="0.9325in" svg:width="11.92593in" svg:height="5.635in" style:rel-width="scale" style:rel-height="scale">
          <draw:image xlink:href="media/image38.jpeg" xlink:type="simple" xlink:show="embed" xlink:actuate="onLoad"/>
          <svg:title/>
          <svg:desc>Diagram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5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5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5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5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5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5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5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5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15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15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15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meta:creation-date>2021-07-11T03:28:32Z</meta:creation-date>
    <dc:date>2021-07-11T03:55:37Z</dc:date>
    <meta:template xlink:href="office%20theme" xlink:type="simple"/>
    <meta:editing-cycles>113</meta:editing-cycles>
    <meta:editing-duration>PT0S</meta:editing-duration>
    <meta:document-statistic meta:paragraph-count="0" meta:word-count="0"/>
  </office:meta>
</office:document-meta>
</file>